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 灼天狂鬼
「驚ッ！　よもや、これだけの難関トラップを
　乗り越えて、ここまでたどり着こうとは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WHAT?! To think you overcame all of the traps
laid here for you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称賛に値す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have earned my respect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してんしょぅじょがここまでゃるなんて、
　ぉどろぃちゃったょね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Am Impressed That You Have Made It All The
Way Here, Heavenly Maidens!”</text:p>
          </table:table-cell>
          <table:table-cell table:number-columns-repeated="1020"/>
        </table:table-row>
        <table:table-row>
          <table:table-cell table:style-name="ce0" office:value-type="string">
            <text:p>風貌から察するに、お前たちは赤カラットが
抱える四天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must be two of
Red Carat's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誘拐犯は赤カラッ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... Red Carat was behind the kidnapping?!</text:p>
          </table:table-cell>
          <table:table-cell table:number-columns-repeated="1020"/>
        </table:table-row>
        <table:table-row>
          <table:table-cell table:style-name="ce0" office:value-type="string">
            <text:p>どうやらそう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what it looks like to me.</text:p>
          </table:table-cell>
          <table:table-cell table:number-columns-repeated="1020"/>
        </table:table-row>
        <table:table-row>
          <table:table-cell table:style-name="ce0" office:value-type="string">
            <text:p>あの様子だと、最初から私たちをここへ
誘い込むのが目的だったみたいだけど・・・</text:p>
          </table:table-cell>
          <table:table-cell table:style-name="ce0"/>
          <table:table-cell table:style-name="ce0"/>
          <table:table-cell table:style-name="ce0" office:value-type="string">
            <text:p>It seems as though they were planning to lure
us in here all along...</text:p>
          </table:table-cell>
          <table:table-cell table:number-columns-repeated="1020"/>
        </table:table-row>
        <table:table-row>
          <table:table-cell table:style-name="ce0" office:value-type="string">
            <text:p>なんでわざわざ、こんな回りくどいことを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y would ya use such a roundabout way of
bringin' us to you, though...?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利ッ！　これは吾輩どもの作戦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GRH! This was a plan concocted by yours
truly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かんかくぉくるゎすしかけぉぃっぱぃょぅぃして
　せぃしんてきにぉぃっめるけぃかくなん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e Laid Many Traps In Your Path To Drive
You Insane And To The Wall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疲ッ！　熾天少女の力の源は精神力ッ！
　数々の難関を与えれば与えるほど、その力は
　衰えるものと考えた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TIRE! The Heavenly Maidens' power comes
from their spirit! The more obstacles we set
in your way, the further that power decays!!”</text:p>
          </table:table-cell>
          <table:table-cell table:number-columns-repeated="1020"/>
        </table:table-row>
        <table:table-row>
          <table:table-cell table:style-name="ce0" office:value-type="string">
            <text:p>あー・・・ん？　あ、・・・え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hh... mm? Ah... huh?</text:p>
          </table:table-cell>
          <table:table-cell table:number-columns-repeated="1020"/>
        </table:table-row>
        <table:table-row>
          <table:table-cell table:style-name="ce0" office:value-type="string">
            <text:p>よ、要するに、私たちにヘンな仕掛けをいっぱい
解かせて、疲労させる作戦ってこと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believe what they are trying to say is that
they planned to tire us out with lots of
strange puzzles..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正ッ！！　つまり、今の貴様らは吾輩どもの
　敵ではないということよ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ES!! In your exhausted states, you are no
match for we Hellish Kings!!”</text:p>
          </table:table-cell>
          <table:table-cell table:number-columns-repeated="1020"/>
        </table:table-row>
        <table:table-row>
          <table:table-cell table:style-name="ce0" office:value-type="string">
            <text:p>（ど、どうなんだろう、これ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-I wonder about that...)</text:p>
          </table:table-cell>
          <table:table-cell table:number-columns-repeated="1020"/>
        </table:table-row>
        <table:table-row>
          <table:table-cell table:style-name="ce0" office:value-type="string">
            <text:p>誘拐した子供は無事な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id you hurt the child you kidnapped?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ぁのこなら、このぉくのへゃにぁるしんしっで
　すゃすゃねむってる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The Juvenile Is In The Bedroom In The Back,
Sleeping Soundly!”</text:p>
          </table:table-cell>
          <table:table-cell table:number-columns-repeated="1020"/>
        </table:table-row>
        <table:table-row>
          <table:table-cell table:style-name="ce0" office:value-type="string">
            <text:p>そう。　無事なら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. As long as she's safe.</text:p>
          </table:table-cell>
          <table:table-cell table:number-columns-repeated="1020"/>
        </table:table-row>
        <table:table-row>
          <table:table-cell table:style-name="ce0" office:value-type="string">
            <text:p>そんじゃ、さっそく救出させてもら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just gonna rescue her, if ya don't mind!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奇ッ！！　その余裕はどういうことぞッ！？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KGH!! What is with that spritely demeanor?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の作戦が・・・効いていないというの
　か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Do you mean to say... my masterful plan
failed?!!”</text:p>
          </table:table-cell>
          <table:table-cell table:number-columns-repeated="1020"/>
        </table:table-row>
        <table:table-row>
          <table:table-cell table:style-name="ce0" office:value-type="string">
            <text:p>ふっふーん♪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uu! ♪</text:p>
          </table:table-cell>
          <table:table-cell table:number-columns-repeated="1020"/>
        </table:table-row>
        <table:table-row>
          <table:table-cell table:style-name="ce0" office:value-type="string">
            <text:p>確かに、あれらの仕掛けをまともに解こうと
したら骨が折れるネー。</text:p>
          </table:table-cell>
          <table:table-cell table:style-name="ce0"/>
          <table:table-cell table:style-name="ce0"/>
          <table:table-cell table:style-name="ce0" office:value-type="string">
            <text:p>Certainly, you could work yourself to the
bone solving those puzzles Properlyyy.</text:p>
          </table:table-cell>
          <table:table-cell table:number-columns-repeated="1020"/>
        </table:table-row>
        <table:table-row>
          <table:table-cell table:style-name="ce0" office:value-type="string">
            <text:p>でも、オマエたちの誤算はワタシの存在ヨー！</text:p>
          </table:table-cell>
          <table:table-cell table:style-name="ce0"/>
          <table:table-cell table:style-name="ce0"/>
          <table:table-cell table:style-name="ce0" office:value-type="string">
            <text:p>However, you failed to account for Meee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あの程度の仕掛け
なんて朝飯前なんだナー！！</text:p>
          </table:table-cell>
          <table:table-cell table:style-name="ce0"/>
          <table:table-cell table:style-name="ce0"/>
          <table:table-cell table:style-name="ce0" office:value-type="string">
            <text:p>With this visor, your little obstacles are
like taking candy from a Babyyy!!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なにそれ！　そんなのきぃてなぃょ！　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What The?! I've Never Heard Of Such A
Thing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誠ッ！！　それなら話は単純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RRGH!! Then it is clear what happens next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吾輩どもと真っ向勝負だッ！！　覚悟
　せよッ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You will face we Hellish Kings head-on!!
Ready yourselves!”</text:p>
          </table:table-cell>
          <table:table-cell table:number-columns-repeated="1020"/>
        </table:table-row>
        <table:table-row>
          <table:table-cell table:style-name="ce0" office:value-type="string">
            <text:p>もとよりその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what we were counting on.</text:p>
          </table:table-cell>
          <table:table-cell table:number-columns-repeated="1020"/>
        </table:table-row>
        <table:table-row>
          <table:table-cell table:style-name="ce0" office:value-type="string">
            <text:p>受けて立つ。　行くぞ。</text:p>
          </table:table-cell>
          <table:table-cell table:style-name="ce0"/>
          <table:table-cell table:style-name="ce0"/>
          <table:table-cell table:style-name="ce0" office:value-type="string">
            <text:p>We accept your challenge. Let's do it.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嘆ッ！！　こ、この吾輩とディープブルーの
　2人がかりでも、敗北するなど・・・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GRIEF!! H-How could Deep Blue and I have
lost to you at the same time...?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まじぁりぇなぃんですけどぉ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t's Truly Unthinkable!”</text:p>
          </table:table-cell>
          <table:table-cell table:number-columns-repeated="1020"/>
        </table:table-row>
        <table:table-row>
          <table:table-cell table:style-name="ce0" office:value-type="string">
            <text:p>あ、これは四天王戦後で恒例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hey're gonna do their usual post-defeat
thing...</text:p>
          </table:table-cell>
          <table:table-cell table:number-columns-repeated="1020"/>
        </table:table-row>
        <table:table-row>
          <table:table-cell table:style-name="ce0" office:value-type="string">
            <text:p>全員、すみやかに距離を取れ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fall back...!</text:p>
          </table:table-cell>
          <table:table-cell table:number-columns-repeated="1020"/>
        </table:table-row>
        <table:table-row>
          <table:table-cell table:style-name="ce0" office:value-type="string">
            <text:p>う、宇宙人ちゃん！　そこ危な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lien-chan! Watch out!!</text:p>
          </table:table-cell>
          <table:table-cell table:number-columns-repeated="1020"/>
        </table:table-row>
        <table:table-row>
          <table:table-cell table:style-name="ce0" office:value-type="string">
            <text:p>ン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m??</text:p>
          </table:table-cell>
          <table:table-cell table:number-columns-repeated="1020"/>
        </table:table-row>
        <table:table-row>
          <table:table-cell table:style-name="ce0" office:value-type="string">
            <text:p>ぴぎゃああぁぁぁーーーーーっ！！？！？</text:p>
          </table:table-cell>
          <table:table-cell table:style-name="ce0"/>
          <table:table-cell table:style-name="ce0"/>
          <table:table-cell table:style-name="ce0" office:value-type="string">
            <text:p>Pihgyaaaaaaaahhhh!!?!?</text:p>
          </table:table-cell>
          <table:table-cell table:number-columns-repeated="1020"/>
        </table:table-row>
        <table:table-row>
          <table:table-cell table:style-name="ce0" office:value-type="string">
            <text:p>ちょ、だ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a-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び・・・びっくりし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 blown Awaaay!!</text:p>
          </table:table-cell>
          <table:table-cell table:number-columns-repeated="1020"/>
        </table:table-row>
        <table:table-row>
          <table:table-cell table:style-name="ce0" office:value-type="string">
            <text:p>ふう、無事みたい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it looks like she's gonna be fine.</text:p>
          </table:table-cell>
          <table:table-cell table:number-columns-repeated="1020"/>
        </table:table-row>
        <table:table-row>
          <table:table-cell table:style-name="ce0" office:value-type="string">
            <text:p>まさか爆発するなんて思わなかった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didn't expect them to explode like Thaaat.</text:p>
          </table:table-cell>
          <table:table-cell table:number-columns-repeated="1020"/>
        </table:table-row>
        <table:table-row>
          <table:table-cell table:style-name="ce0" office:value-type="string">
            <text:p>ちょっと膝を擦りむいたヨー・・・</text:p>
          </table:table-cell>
          <table:table-cell table:style-name="ce0"/>
          <table:table-cell table:style-name="ce0"/>
          <table:table-cell table:style-name="ce0" office:value-type="string">
            <text:p>I think I've grazed my Kneeee...</text:p>
          </table:table-cell>
          <table:table-cell table:number-columns-repeated="1020"/>
        </table:table-row>
        <table:table-row>
          <table:table-cell table:style-name="ce0" office:value-type="string">
            <text:p>あとで、傷によく効く薬草を差し上げ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you can wait, I have a medicinal herb that
will fix that right up.</text:p>
          </table:table-cell>
          <table:table-cell table:number-columns-repeated="1020"/>
        </table:table-row>
        <table:table-row>
          <table:table-cell table:style-name="ce0" office:value-type="string">
            <text:p>ともあれ、これで邪魔はいなくな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that's the last obstacle
out of the way.</text:p>
          </table:table-cell>
          <table:table-cell table:number-columns-repeated="1020"/>
        </table:table-row>
        <table:table-row>
          <table:table-cell table:style-name="ce0" office:value-type="string">
            <text:p>奥の部屋にいる子供を保護するとしよう。</text:p>
          </table:table-cell>
          <table:table-cell table:style-name="ce0"/>
          <table:table-cell table:style-name="ce0"/>
          <table:table-cell table:style-name="ce0" office:value-type="string">
            <text:p>Let's secure the child from the room in the
back.</text:p>
          </table:table-cell>
          <table:table-cell table:number-columns-repeated="1020"/>
        </table:table-row>
        <table:table-row>
          <table:table-cell table:style-name="ce0" office:value-type="string">
            <text:p>あ、そうだったね！　すっかり忘れて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oh yeah! I totally forgo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